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3bd6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13bd6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602d" officeooo:paragraph-rsid="0015602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59cd9" officeooo:paragraph-rsid="00159cd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69d8" officeooo:paragraph-rsid="001669d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69d8" officeooo:paragraph-rsid="001b301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69d8" officeooo:paragraph-rsid="001cc58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5602d" officeooo:paragraph-rsid="0015602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59cd9" officeooo:paragraph-rsid="00159cd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669d8" officeooo:paragraph-rsid="001669d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13bd6c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13bd6c" style:font-size-asian="21pt" style:font-weight-asian="bold" style:font-size-complex="2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0578da"/>
    </style:style>
    <style:style style:name="T3" style:family="text">
      <style:text-properties officeooo:rsid="0013bd6c"/>
    </style:style>
    <style:style style:name="T4" style:family="text">
      <style:text-properties officeooo:rsid="0017d3e1"/>
    </style:style>
    <style:style style:name="T5" style:family="text">
      <style:text-properties officeooo:rsid="001cc5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– <text:span text:style-name="T3">5</text:span> :</text:p>
      <text:p text:style-name="P12">IMPLEMENTATION OF <text:span text:style-name="T3">STACK</text:span> ADT</text:p>
      <text:p text:style-name="P12"/>
      <text:p text:style-name="P2">Mahesh Bharadwaj K</text:p>
      <text:p text:style-name="P1">185001<text:span text:style-name="T1">089</text:span></text:p>
      <text:p text:style-name="P1"/>
      <text:p text:style-name="P8">#stack.h</text:p>
      <text:p text:style-name="P3">typedef enum {</text:p>
      <text:p text:style-name="P3"><text:tab/>Operand,Operator</text:p>
      <text:p text:style-name="P3">}DataType;</text:p>
      <text:p text:style-name="P3"/>
      <text:p text:style-name="P3">typedef struct{</text:p>
      <text:p text:style-name="P3"><text:tab/>DataType dt;</text:p>
      <text:p text:style-name="P3"><text:tab/>void * ptr;</text:p>
      <text:p text:style-name="P3">}Data;</text:p>
      <text:p text:style-name="P3"/>
      <text:p text:style-name="P3">typedef struct Node{</text:p>
      <text:p text:style-name="P3"><text:tab/>Data d;</text:p>
      <text:p text:style-name="P3"><text:tab/>struct Node * next;</text:p>
      <text:p text:style-name="P3">}Node;</text:p>
      <text:p text:style-name="P3"/>
      <text:p text:style-name="P3">typedef Node* Stack;</text:p>
      <text:p text:style-name="P3"/>
      <text:p text:style-name="P3">Stack createEmptyStack(){</text:p>
      <text:p text:style-name="P3"><text:tab/>return 0;</text:p>
      <text:p text:style-name="P3">}</text:p>
      <text:p text:style-name="P3"/>
      <text:p text:style-name="P3">int isEmpty(Stack top){</text:p>
      <text:p text:style-name="P3"><text:tab/>return top == 0;</text:p>
      <text:p text:style-name="P3">}</text:p>
      <text:p text:style-name="P3"/>
      <text:p text:style-name="P3">void push(Stack * top,DataType dt,void * ptr){</text:p>
      <text:p text:style-name="P3"><text:tab/>Node * tmp = (Node*)malloc(sizeof(Node));</text:p>
      <text:p text:style-name="P3"><text:tab/>tmp -&gt; d.dt = dt;</text:p>
      <text:p text:style-name="P3"/>
      <text:p text:style-name="P3"><text:tab/>if(dt == Operand){</text:p>
      <text:p text:style-name="P3"><text:tab/><text:tab/>float * x = (float*)malloc(sizeof(int));</text:p>
      <text:p text:style-name="P3"><text:tab/><text:tab/>*x = *((float*)ptr);</text:p>
      <text:p text:style-name="P3"><text:tab/><text:tab/>tmp -&gt; d.ptr = (void*)x;</text:p>
      <text:p text:style-name="P3"><text:tab/>}</text:p>
      <text:p text:style-name="P3"><text:tab/>else{</text:p>
      <text:p text:style-name="P3"><text:tab/><text:tab/>char * c = (char*)malloc(sizeof(char));</text:p>
      <text:p text:style-name="P3"><text:tab/><text:tab/>*c = *((char*)ptr);</text:p>
      <text:p text:style-name="P3"><text:soft-page-break/><text:tab/><text:tab/>tmp -&gt; d.ptr = (void*)c;</text:p>
      <text:p text:style-name="P3"><text:tab/>}</text:p>
      <text:p text:style-name="P3"><text:tab/></text:p>
      <text:p text:style-name="P3"><text:tab/>tmp -&gt; next = 0;</text:p>
      <text:p text:style-name="P3"><text:tab/>if(!isEmpty(*top))</text:p>
      <text:p text:style-name="P3"><text:tab/><text:tab/>tmp -&gt; next = (*top);</text:p>
      <text:p text:style-name="P3"><text:tab/>(*top) = tmp;</text:p>
      <text:p text:style-name="P3">}</text:p>
      <text:p text:style-name="P3"/>
      <text:p text:style-name="P3">Data pop(Stack * top){</text:p>
      <text:p text:style-name="P3"><text:tab/>Data rval = (*top) -&gt; d;</text:p>
      <text:p text:style-name="P3"><text:tab/>Node * tmp = *top;</text:p>
      <text:p text:style-name="P3"><text:tab/>*top = (*top) -&gt; next;</text:p>
      <text:p text:style-name="P3"><text:tab/>free(tmp);</text:p>
      <text:p text:style-name="P3"><text:tab/>return rval;</text:p>
      <text:p text:style-name="P3">}</text:p>
      <text:p text:style-name="P3"/>
      <text:p text:style-name="P3">Data peek(Stack top){</text:p>
      <text:p text:style-name="P3"><text:tab/>return top -&gt; d; </text:p>
      <text:p text:style-name="P3">}</text:p>
      <text:p text:style-name="P3"/>
      <text:p text:style-name="P3">void displayStack(Stack top){</text:p>
      <text:p text:style-name="P3"><text:tab/>Node * tmp = top;</text:p>
      <text:p text:style-name="P3"><text:tab/>if(isEmpty(top)){</text:p>
      <text:p text:style-name="P3"><text:tab/><text:tab/>printf("Empty Stack!");</text:p>
      <text:p text:style-name="P3"><text:tab/><text:tab/>return;</text:p>
      <text:p text:style-name="P3"><text:tab/>}</text:p>
      <text:p text:style-name="P3"><text:tab/>while(tmp){</text:p>
      <text:p text:style-name="P3"><text:tab/><text:tab/>if(tmp -&gt; d.dt == Operand)</text:p>
      <text:p text:style-name="P3"><text:tab/><text:tab/><text:tab/>printf("%f ",*((float*)tmp -&gt; d.ptr) );</text:p>
      <text:p text:style-name="P3"><text:tab/><text:tab/>else</text:p>
      <text:p text:style-name="P3"><text:tab/><text:tab/><text:tab/>printf("%c ",*((char*)tmp -&gt; d.ptr) );</text:p>
      <text:p text:style-name="P3"><text:tab/><text:tab/>tmp = tmp -&gt; next;</text:p>
      <text:p text:style-name="P3"/>
      <text:p text:style-name="P3"><text:tab/>}</text:p>
      <text:p text:style-name="P3"><text:tab/>printf("\n");</text:p>
      <text:p text:style-name="P3">}</text:p>
      <text:p text:style-name="P3"/>
      <text:p text:style-name="P3">void display(Stack top){</text:p>
      <text:p text:style-name="P3"><text:tab/>if(isEmpty(top))</text:p>
      <text:p text:style-name="P3"><text:tab/><text:tab/>return;</text:p>
      <text:p text:style-name="P3"><text:tab/>if(top -&gt; next)</text:p>
      <text:p text:style-name="P3"><text:tab/><text:tab/>display(top -&gt; next);</text:p>
      <text:p text:style-name="P3"><text:tab/>if(top -&gt; d.dt == Operand)</text:p>
      <text:p text:style-name="P3"><text:tab/><text:tab/>printf("%f ",*((float*)top -&gt; d.ptr) );</text:p>
      <text:p text:style-name="P3"><text:soft-page-break/><text:tab/>else</text:p>
      <text:p text:style-name="P3"><text:tab/><text:tab/>printf("%c ",*((char*)top -&gt; d.ptr) );</text:p>
      <text:p text:style-name="P3"/>
      <text:p text:style-name="P3">}</text:p>
      <text:p text:style-name="P3"/>
      <text:p text:style-name="P8">#Functions.h</text:p>
      <text:p text:style-name="P8"/>
      <text:p text:style-name="P3">int isOperator(const char c){</text:p>
      <text:p text:style-name="P3"><text:tab/>if( c == '+' || c == '-' || c == '*' || c == '/' )</text:p>
      <text:p text:style-name="P3"><text:tab/><text:tab/>return 1;</text:p>
      <text:p text:style-name="P3"/>
      <text:p text:style-name="P3"><text:tab/>return 0;</text:p>
      <text:p text:style-name="P3">}</text:p>
      <text:p text:style-name="P3"/>
      <text:p text:style-name="P3">int isOpenBracket(const char c){</text:p>
      <text:p text:style-name="P3"><text:tab/>if(c == '{' || c == '(' || c == '[')</text:p>
      <text:p text:style-name="P3"><text:tab/><text:tab/>return 1;</text:p>
      <text:p text:style-name="P3"/>
      <text:p text:style-name="P3"><text:tab/>return 0;</text:p>
      <text:p text:style-name="P3">}</text:p>
      <text:p text:style-name="P3"/>
      <text:p text:style-name="P3">int isClosingBracket(const char c){</text:p>
      <text:p text:style-name="P3"><text:tab/>if(c == ')' || c == ']' || c == '}')</text:p>
      <text:p text:style-name="P3"><text:tab/><text:tab/>return 1;</text:p>
      <text:p text:style-name="P3"/>
      <text:p text:style-name="P3"><text:tab/>return 0;</text:p>
      <text:p text:style-name="P3">}</text:p>
      <text:p text:style-name="P3"/>
      <text:p text:style-name="P3">int getPriority(const char c){</text:p>
      <text:p text:style-name="P3"><text:tab/>int rval = -1;</text:p>
      <text:p text:style-name="P3"><text:tab/>switch(c){</text:p>
      <text:p text:style-name="P3"><text:tab/><text:tab/>case '(' : </text:p>
      <text:p text:style-name="P3"><text:tab/><text:tab/>case ')' : rval = 0; <text:s/>break;</text:p>
      <text:p text:style-name="P3"><text:tab/><text:tab/>case '-' : </text:p>
      <text:p text:style-name="P3"><text:tab/><text:tab/>case '+' : rval = 1; <text:s/>break;</text:p>
      <text:p text:style-name="P3"><text:tab/><text:tab/>case '*' : </text:p>
      <text:p text:style-name="P3"><text:tab/><text:tab/>case '/' : rval = 2; <text:s/>break;</text:p>
      <text:p text:style-name="P3"><text:tab/><text:tab/><text:tab/></text:p>
      <text:p text:style-name="P3"><text:tab/>}</text:p>
      <text:p text:style-name="P3"/>
      <text:p text:style-name="P3"><text:tab/>return rval;</text:p>
      <text:p text:style-name="P3">}</text:p>
      <text:p text:style-name="P3"/>
      <text:p text:style-name="P3"/>
      <text:p text:style-name="P3"/>
      <text:p text:style-name="P9"><text:soft-page-break/>#main.c</text:p>
      <text:p text:style-name="P9"/>
      <text:p text:style-name="P4">#include &lt;stdio.h&gt;</text:p>
      <text:p text:style-name="P4">#include &lt;stdlib.h&gt;</text:p>
      <text:p text:style-name="P4">#include &lt;ctype.h&gt;</text:p>
      <text:p text:style-name="P4"/>
      <text:p text:style-name="P4">#include "stack.h"</text:p>
      <text:p text:style-name="P4">#include "Functions.h"</text:p>
      <text:p text:style-name="P4"/>
      <text:p text:style-name="P4">int main(){</text:p>
      <text:p text:style-name="P4"><text:tab/>DataType dt;</text:p>
      <text:p text:style-name="P4"><text:tab/>char infix[20] = {0};</text:p>
      <text:p text:style-name="P4"/>
      <text:p text:style-name="P4"><text:tab/>Stack opStack = createEmptyStack(),</text:p>
      <text:p text:style-name="P4"><text:tab/><text:tab/> <text:s/>postfix = createEmptyStack();</text:p>
      <text:p text:style-name="P4"/>
      <text:p text:style-name="P4"><text:tab/>float val;</text:p>
      <text:p text:style-name="P4"/>
      <text:p text:style-name="P4"><text:tab/>printf("Enter the infix expression: ");</text:p>
      <text:p text:style-name="P4"><text:tab/>scanf("%[^\n]",infix);</text:p>
      <text:p text:style-name="P4"/>
      <text:p text:style-name="P4"><text:tab/>for(int i = 0 ; infix[i] ; i++){</text:p>
      <text:p text:style-name="P4"/>
      <text:p text:style-name="P4"><text:tab/><text:tab/>if(isdigit( infix[i]) ){</text:p>
      <text:p text:style-name="P4"><text:tab/><text:tab/><text:tab/></text:p>
      <text:p text:style-name="P4"><text:tab/><text:tab/><text:tab/>//Converting character to integer</text:p>
      <text:p text:style-name="P4"><text:tab/><text:tab/><text:tab/>val = infix[i] - '0';</text:p>
      <text:p text:style-name="P4"/>
      <text:p text:style-name="P4"><text:tab/><text:tab/><text:tab/>for(int j = i + 1 ; isdigit(infix[j]) &amp;&amp; infix[j] ; j++){</text:p>
      <text:p text:style-name="P4"><text:tab/><text:tab/><text:tab/><text:tab/>val = val * 10 + (infix[j] - '0');</text:p>
      <text:p text:style-name="P4"><text:tab/><text:tab/><text:tab/><text:tab/>i = j;</text:p>
      <text:p text:style-name="P4"><text:tab/><text:tab/><text:tab/>}</text:p>
      <text:p text:style-name="P4"><text:tab/><text:tab/><text:tab/>push(&amp;postfix,Operand,(void*)&amp;val);</text:p>
      <text:p text:style-name="P4"><text:tab/><text:tab/>}</text:p>
      <text:p text:style-name="P4"><text:tab/><text:tab/></text:p>
      <text:p text:style-name="P4"><text:tab/><text:tab/>else if(isOpenBracket(infix[i])) </text:p>
      <text:p text:style-name="P4"><text:tab/><text:tab/><text:tab/>push(&amp;opStack,Operator,(void*)&amp;infix[i]);</text:p>
      <text:p text:style-name="P4"><text:tab/><text:tab/></text:p>
      <text:p text:style-name="P4"><text:tab/><text:tab/>else if(isOperator(infix[i])){</text:p>
      <text:p text:style-name="P4"><text:tab/><text:tab/><text:tab/>if(isEmpty(opStack))</text:p>
      <text:p text:style-name="P4"><text:tab/><text:tab/><text:tab/><text:tab/>push(&amp;opStack,Operator,(void*)&amp;infix[i]);</text:p>
      <text:p text:style-name="P4"><text:tab/><text:tab/><text:tab/>else{</text:p>
      <text:p text:style-name="P4"><text:tab/><text:tab/><text:tab/><text:tab/>Data tmp = peek(opStack);</text:p>
      <text:p text:style-name="P4"><text:tab/><text:tab/><text:tab/><text:tab/>while(getPriority( *((char*)tmp.ptr) ) &gt;= getPriority(infix[i]) ){</text:p>
      <text:p text:style-name="P4"><text:soft-page-break/><text:tab/><text:tab/><text:tab/><text:tab/><text:tab/>push(&amp;postfix,Operator,(void*)tmp.ptr);</text:p>
      <text:p text:style-name="P4"><text:tab/><text:tab/><text:tab/><text:tab/><text:tab/>pop(&amp;opStack);</text:p>
      <text:p text:style-name="P4"><text:tab/><text:tab/><text:tab/><text:tab/><text:tab/>if(!isEmpty(opStack))</text:p>
      <text:p text:style-name="P4"><text:tab/><text:tab/><text:tab/><text:tab/><text:tab/><text:tab/>tmp = peek(opStack);</text:p>
      <text:p text:style-name="P4"><text:tab/><text:tab/><text:tab/><text:tab/><text:tab/>else </text:p>
      <text:p text:style-name="P4"><text:tab/><text:tab/><text:tab/><text:tab/><text:tab/><text:tab/>break;</text:p>
      <text:p text:style-name="P4"><text:tab/><text:tab/><text:tab/><text:tab/>}</text:p>
      <text:p text:style-name="P4"><text:tab/><text:tab/><text:tab/><text:tab/>push(&amp;opStack,Operator,(void*)&amp;infix[i]);</text:p>
      <text:p text:style-name="P4"><text:tab/><text:tab/><text:tab/>}<text:tab/></text:p>
      <text:p text:style-name="P4"><text:tab/><text:tab/>}</text:p>
      <text:p text:style-name="P4"><text:tab/><text:tab/></text:p>
      <text:p text:style-name="P4"><text:tab/><text:tab/>else if(isClosingBracket(infix[i]) ){</text:p>
      <text:p text:style-name="P4"><text:tab/><text:tab/><text:tab/>if(isEmpty(opStack)){</text:p>
      <text:p text:style-name="P4"><text:tab/><text:tab/><text:tab/><text:tab/>printf("Error in expression: Unbalanced brackets!\n");</text:p>
      <text:p text:style-name="P4"><text:tab/><text:tab/><text:tab/><text:tab/>return 1;</text:p>
      <text:p text:style-name="P4"><text:tab/><text:tab/><text:tab/>}</text:p>
      <text:p text:style-name="P4"/>
      <text:p text:style-name="P4"><text:tab/><text:tab/><text:tab/>Data tmp = peek(opStack);</text:p>
      <text:p text:style-name="P4"><text:tab/><text:tab/><text:tab/>while(!isOpenBracket( *((char*)tmp.ptr) ) ){</text:p>
      <text:p text:style-name="P4"><text:tab/><text:tab/><text:tab/><text:tab/>push(&amp;postfix,Operator,(void*)tmp.ptr);</text:p>
      <text:p text:style-name="P4"><text:tab/><text:tab/><text:tab/><text:tab/>pop(&amp;opStack);</text:p>
      <text:p text:style-name="P4"><text:tab/><text:tab/><text:tab/><text:tab/></text:p>
      <text:p text:style-name="P4"><text:tab/><text:tab/><text:tab/><text:tab/>if(isEmpty(opStack)){</text:p>
      <text:p text:style-name="P4"><text:tab/><text:tab/><text:tab/><text:tab/><text:tab/>printf("Error in expression: Unbalanced brackets!\n");</text:p>
      <text:p text:style-name="P4"><text:tab/><text:tab/><text:tab/><text:tab/><text:tab/>return 1;</text:p>
      <text:p text:style-name="P4"><text:tab/><text:tab/><text:tab/><text:tab/>}</text:p>
      <text:p text:style-name="P4"/>
      <text:p text:style-name="P4"><text:tab/><text:tab/><text:tab/><text:tab/>tmp = peek(opStack);</text:p>
      <text:p text:style-name="P4"><text:tab/><text:tab/><text:tab/>}</text:p>
      <text:p text:style-name="P4"><text:tab/><text:tab/><text:tab/>pop(&amp;opStack);</text:p>
      <text:p text:style-name="P4"/>
      <text:p text:style-name="P4"><text:tab/><text:tab/>}</text:p>
      <text:p text:style-name="P4"><text:tab/><text:tab/>else continue; //It is a whitespace character<text:tab/><text:tab/><text:tab/></text:p>
      <text:p text:style-name="P4"><text:tab/>}</text:p>
      <text:p text:style-name="P4"><text:tab/></text:p>
      <text:p text:style-name="P4"><text:tab/>while(!isEmpty(opStack)){</text:p>
      <text:p text:style-name="P4"><text:tab/><text:tab/>Data tmp = pop(&amp;opStack);</text:p>
      <text:p text:style-name="P4"><text:tab/><text:tab/>if(isOpenBracket( *((char*)tmp.ptr) ) ){</text:p>
      <text:p text:style-name="P4"><text:tab/><text:tab/><text:tab/>printf("Error in expression: Unbalanced brackets!\n");</text:p>
      <text:p text:style-name="P4"><text:tab/><text:tab/><text:tab/>return 1;</text:p>
      <text:p text:style-name="P4"><text:tab/><text:tab/>}</text:p>
      <text:p text:style-name="P4"><text:tab/><text:tab/>push(&amp;postfix,tmp.dt,(void*)tmp.ptr);</text:p>
      <text:p text:style-name="P4"><text:tab/>}</text:p>
      <text:p text:style-name="P4"/>
      <text:p text:style-name="P4"><text:soft-page-break/><text:tab/>Stack convert = createEmptyStack(),</text:p>
      <text:p text:style-name="P4"><text:tab/><text:tab/> <text:s/>eval <text:s text:c="3"/>= createEmptyStack();</text:p>
      <text:p text:style-name="P4"><text:tab/>Data tmp;</text:p>
      <text:p text:style-name="P4"/>
      <text:p text:style-name="P4"><text:tab/></text:p>
      <text:p text:style-name="P4"><text:tab/>while(!isEmpty(postfix)){</text:p>
      <text:p text:style-name="P4"><text:tab/><text:tab/>tmp = pop(&amp;postfix);</text:p>
      <text:p text:style-name="P4"><text:tab/><text:tab/>push(&amp;convert,tmp.dt,(void*)tmp.ptr);</text:p>
      <text:p text:style-name="P4"><text:tab/>}</text:p>
      <text:p text:style-name="P4"/>
      <text:p text:style-name="P4"><text:tab/>//Display Postfix Stack</text:p>
      <text:p text:style-name="P4"><text:tab/>printf("Postfix Value: ");<text:tab/></text:p>
      <text:p text:style-name="P4"><text:tab/>displayStack(convert);</text:p>
      <text:p text:style-name="P4"><text:tab/>printf("\n");</text:p>
      <text:p text:style-name="P4"><text:tab/></text:p>
      <text:p text:style-name="P4"><text:tab/></text:p>
      <text:p text:style-name="P4"/>
      <text:p text:style-name="P4"><text:tab/>while(!isEmpty(convert)){</text:p>
      <text:p text:style-name="P4"><text:tab/><text:tab/>tmp = pop(&amp;convert);</text:p>
      <text:p text:style-name="P4"><text:tab/><text:tab/></text:p>
      <text:p text:style-name="P4"><text:tab/><text:tab/>if(tmp.dt == Operand)</text:p>
      <text:p text:style-name="P4"><text:tab/><text:tab/><text:tab/>push(&amp;eval,tmp.dt,(void*)tmp.ptr);</text:p>
      <text:p text:style-name="P4"><text:tab/><text:tab/>else{</text:p>
      <text:p text:style-name="P4"><text:tab/><text:tab/><text:tab/>Data t1 = pop(&amp;eval),</text:p>
      <text:p text:style-name="P4"><text:tab/><text:tab/><text:tab/><text:tab/> t2 = pop(&amp;eval);</text:p>
      <text:p text:style-name="P4"><text:tab/><text:tab/><text:tab/>float v2 = * ( (float*)t1.ptr),</text:p>
      <text:p text:style-name="P4"><text:tab/><text:tab/><text:tab/><text:tab/> <text:s/>v1 = * ( (float*)t2.ptr),</text:p>
      <text:p text:style-name="P4"><text:tab/><text:tab/><text:tab/><text:tab/> <text:s/>res;</text:p>
      <text:p text:style-name="P4"><text:tab/><text:tab/><text:tab/>char c = (char)(*(char*)tmp.ptr);</text:p>
      <text:p text:style-name="P4"><text:tab/><text:tab/><text:tab/>switch(c){</text:p>
      <text:p text:style-name="P4"><text:tab/><text:tab/><text:tab/><text:tab/>case '+': res = v1 + v2; break;</text:p>
      <text:p text:style-name="P4"><text:tab/><text:tab/><text:tab/><text:tab/>case '-': res = v1 - v2; break;</text:p>
      <text:p text:style-name="P4"><text:tab/><text:tab/><text:tab/><text:tab/>case '*': res = v1 * v2; break;</text:p>
      <text:p text:style-name="P4"><text:tab/><text:tab/><text:tab/><text:tab/>case '/': res = v1 / v2; break;</text:p>
      <text:p text:style-name="P4"><text:tab/><text:tab/><text:tab/>}</text:p>
      <text:p text:style-name="P4"><text:tab/><text:tab/><text:tab/>push(&amp;eval,Operand,(void*)&amp;res);</text:p>
      <text:p text:style-name="P4"><text:tab/><text:tab/>}</text:p>
      <text:p text:style-name="P4"><text:tab/>}</text:p>
      <text:p text:style-name="P4"/>
      <text:p text:style-name="P4"><text:tab/>printf("Final value : ");</text:p>
      <text:p text:style-name="P4"><text:tab/>displayStack(eval);</text:p>
      <text:p text:style-name="P4"><text:tab/>printf("\n");</text:p>
      <text:p text:style-name="P4">}</text:p>
      <text:p text:style-name="P4"/>
      <text:p text:style-name="P4"/>
      <text:p text:style-name="P4"><text:soft-page-break/></text:p>
      <text:p text:style-name="P10">OUTPUT:</text:p>
      <text:p text:style-name="P10"/>
      <text:p text:style-name="P5">Enter the infix expression: (2 + 5) * (3 - 6) / (7 * 8)</text:p>
      <text:p text:style-name="P5"><text:span text:style-name="T5">Postfix Value: </text:span>2.000 5.000 + 3.000 6.000 - * 7.000 8.000 * / </text:p>
      <text:p text:style-name="P5"/>
      <text:p text:style-name="P6">Final value : -0.375</text:p>
      <text:p text:style-name="P6"/>
      <text:p text:style-name="P7">Enter the infix expression: 7 - (((3 + 2) * (6 + 1)) / ( 5 + 6))</text:p>
      <text:p text:style-name="P7"><text:span text:style-name="T5">Postfix Value: </text:span>7.000 3.000 2.000 + 6.000 1.000 + * 5.000 6.000 + / - </text:p>
      <text:p text:style-name="P7"/>
      <text:p text:style-name="P7">Final value : 3.818 <text:s/></text:p>
      <text:p text:style-name="P7"/>
      <text:p text:style-name="P7">Enter the infix expression: (((3 + 2) * (2 + 5)</text:p>
      <text:p text:style-name="P7">Error in expression: Unbalanced bracket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01:48.386500428</meta:creation-date>
    <dc:date>2019-08-04T21:25:05.140780464</dc:date>
    <meta:editing-duration>PT23M1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7" meta:paragraph-count="229" meta:word-count="683" meta:character-count="4750" meta:non-whitespace-character-count="3871"/>
  </office:meta>
</office:document-meta>
</file>